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AF0000008C430A5569.gif" manifest:media-type=""/>
  <manifest:file-entry manifest:full-path="Pictures/10000201000002CA00000108D581CC5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28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text-properties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'Droid Sans'" style:font-family-generic="swiss" style:font-pitch="variable" fo:font-size="40pt" style:text-underline-style="none" fo:font-weight="bold" style:font-size-asian="40pt" style:font-weight-asian="bold" style:font-size-complex="40pt" style:font-weight-complex="bold"/>
    </style:style>
    <style:style style:name="T1" style:family="text">
      <style:text-properties fo:font-family="'Droid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'Droid Sans'" style:font-family-generic="swiss" style:font-pitch="variable" fo:font-size="32pt" style:text-underline-style="none" style:font-size-asian="32pt" style:font-size-complex="32pt"/>
    </style:style>
    <style:style style:name="T3" style:family="text">
      <style:text-properties fo:color="#000000" fo:font-family="'Droid Sans'" style:font-family-generic="swiss" style:font-pitch="variable" fo:font-size="40pt" style:text-underline-style="none" style:font-size-asian="40pt" style:font-size-complex="40pt"/>
    </style:style>
    <style:style style:name="T4" style:family="text">
      <style:text-properties fo:color="#000000" fo:font-family="'Droid Sans'" style:font-family-generic="swiss" style:font-pitch="variable" fo:font-size="60pt" style:text-underline-style="none" fo:font-weight="bold" style:font-size-asian="60pt" style:font-weight-asian="bold" style:font-size-complex="60pt" style:font-weight-complex="bold"/>
    </style:style>
    <style:style style:name="T5" style:family="text">
      <style:text-properties fo:color="#000000" fo:font-family="'Droid Sans'" style:font-family-generic="swiss" style:font-pitch="variable" fo:font-size="18pt" style:text-underline-style="none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512cm" svg:height="2.715cm" svg:x="5.848cm" svg:y="1.37cm">
          <draw:text-box>
            <text:p><text:span text:style-name="T1">POZOR, ZMĚNA!</text:span></text:p>
          </draw:text-box>
        </draw:frame>
        <draw:frame draw:style-name="gr2" draw:text-style-name="P3" draw:layer="layout" svg:width="22.333cm" svg:height="8.876cm" svg:x="2.68cm" svg:y="11.42cm">
          <draw:text-box>
            <text:p text:style-name="P2"><text:span text:style-name="T2">Pyvo + BRUG se dnes nouzově přesouvá do</text:span></text:p>
            <text:p text:style-name="P2"><text:span text:style-name="T3"/></text:p>
            <text:p text:style-name="P2"><text:span text:style-name="T4">restaurace KAVERNA</text:span></text:p>
            <text:p text:style-name="P2"><text:span text:style-name="T4">Veveří 9</text:span></text:p>
            <text:p text:style-name="P2"><text:span text:style-name="T5">Pro hipstery: Je to naproti Cattani, Bistra Franz, atd.</text:span></text:p>
          </draw:text-box>
        </draw:frame>
        <draw:g>
          <draw:frame draw:style-name="gr3" draw:text-style-name="P2" draw:layer="layout" svg:width="17.623cm" svg:height="6.515cm" svg:x="5.55cm" svg:y="4.56cm">
            <draw:image xlink:href="Pictures/10000201000002CA00000108D581CC51.png" xlink:type="simple" xlink:show="embed" xlink:actuate="onLoad">
              <text:p/>
            </draw:image>
          </draw:frame>
          <draw:custom-shape draw:style-name="gr4" draw:text-style-name="P2" draw:layer="layout" svg:width="1.777cm" svg:height="2.37cm" svg:x="5.765cm" svg:y="5.92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777cm" svg:height="0.802cm" svg:x="6.734cm" svg:y="5.96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1.777cm" svg:height="0.802cm" svg:x="6.296cm" svg:y="7.497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4.629cm" svg:height="3.703cm" svg:x="3.175cm" svg:y="3.917cm">
          <draw:image xlink:href="Pictures/10000000000000AF0000008C430A5569.g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nza </meta:initial-creator>
    <meta:creation-date>2011-06-13T15:36:33</meta:creation-date>
    <meta:editing-duration>PT34M35S</meta:editing-duration>
    <meta:editing-cycles>4</meta:editing-cycles>
    <dc:date>2013-10-31T19:08:29</dc:date>
    <meta:generator>LibreOffice/4.0.2.2$Linux_X86_64 LibreOffice_project/400m0$Build-2</meta:generator>
    <meta:document-statistic meta:object-count="31"/>
  </office:meta>
</office:document-meta>
</file>